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P3" style:family="paragraph" style:parent-style-name="Standard">
      <style:text-properties fo:color="#008000" style:font-name="Arial" fo:font-size="10pt" style:font-size-asian="10pt" style:font-size-complex="10pt"/>
    </style:style>
    <style:style style:name="P4" style:family="paragraph" style:parent-style-name="Standard">
      <style:text-properties fo:color="#008000"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size-asian="10pt" style:font-size-complex="10pt"/>
    </style:style>
    <style:style style:name="P7" style:family="paragraph" style:parent-style-name="Standard">
      <style:text-properties style:font-name="Arial" fo:font-size="10pt" style:font-size-asian="10pt" style:font-size-complex="10pt"/>
    </style:style>
    <style:style style:name="P8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Standard">
      <style:text-properties fo:color="#008000" style:font-name="Arial" fo:font-size="10pt" style:font-size-asian="10pt" style:font-size-complex="10pt"/>
    </style:style>
    <style:style style:name="P10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size-asian="10pt" style:font-size-complex="10pt"/>
    </style:style>
    <style:style style:name="P1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1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8000" style:font-name="Arial" fo:font-size="10pt" style:font-size-asian="10pt" style:font-size-complex="10pt"/>
    </style:style>
    <style:style style:name="P1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8000"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8000" style:font-name="Courier New" fo:font-size="10pt" style:font-size-asian="10pt" style:font-size-complex="10pt"/>
    </style:style>
    <style:style style:name="T1" style:family="text">
      <style:text-properties fo:color="#896612"/>
    </style:style>
    <style:style style:name="T2" style:family="text">
      <style:text-properties fo:color="#896612" style:font-name-asian="Courier New" style:font-name-complex="Courier New"/>
    </style:style>
    <style:style style:name="T3" style:family="text">
      <style:text-properties fo:color="#896612" style:font-name-asian="Courier New" style:font-name-complex="Courier New"/>
    </style:style>
    <style:style style:name="T4" style:family="text">
      <style:text-properties fo:color="#7f0055" fo:font-weight="bold" style:font-weight-asian="bold" style:font-weight-complex="bold"/>
    </style:style>
    <style:style style:name="T5" style:family="text">
      <style:text-properties fo:color="#7f0055" fo:font-weight="bold" style:font-name-asian="Courier New" style:font-weight-asian="bold" style:font-name-complex="Courier New" style:font-weight-complex="bold"/>
    </style:style>
    <style:style style:name="T6" style:family="text">
      <style:text-properties fo:color="#7f0055" fo:font-weight="bold" style:font-name-asian="Courier New" style:font-weight-asian="bold" style:font-name-complex="Courier New" style:font-weight-complex="bold"/>
    </style:style>
    <style:style style:name="T7" style:family="text">
      <style:text-properties fo:color="#0000c0"/>
    </style:style>
    <style:style style:name="T8" style:family="text">
      <style:text-properties fo:color="#0000c0" style:font-name-asian="Courier New" style:font-name-complex="Courier New"/>
    </style:style>
    <style:style style:name="T9" style:family="text">
      <style:text-properties fo:color="#000000"/>
    </style:style>
    <style:style style:name="T10" style:family="text">
      <style:text-properties fo:color="#000000" style:font-name-asian="Courier New" style:font-name-complex="Courier New"/>
    </style:style>
    <style:style style:name="T11" style:family="text">
      <style:text-properties fo:color="#008080"/>
    </style:style>
    <style:style style:name="T12" style:family="text">
      <style:text-properties fo:color="#008080" style:font-name-asian="Courier New" style:font-name-complex="Courier New"/>
    </style:style>
    <style:style style:name="T13" style:family="text">
      <style:text-properties fo:color="#3f7f7f"/>
    </style:style>
    <style:style style:name="T14" style:family="text">
      <style:text-properties fo:color="#3f7f7f" style:font-name-asian="Courier New" style:font-name-complex="Courier New"/>
    </style:style>
    <style:style style:name="T15" style:family="text">
      <style:text-properties fo:color="#008000"/>
    </style:style>
    <style:style style:name="T16" style:family="text">
      <style:text-properties fo:color="#008000" style:font-name="Courier New" style:font-name-asian="Courier New" style:font-name-complex="Courier New"/>
    </style:style>
    <style:style style:name="T17" style:family="text">
      <style:text-properties fo:color="#008000" style:font-name-asian="Courier New" style:font-name-complex="Courier New"/>
    </style:style>
    <style:style style:name="T18" style:family="text">
      <style:text-properties style:font-name-asian="Courier New" style:font-name-complex="Courier New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7f007f"/>
    </style:style>
    <style:style style:name="T21" style:family="text">
      <style:text-properties fo:color="#7f007f" style:font-name-asian="Courier New" style:font-name-complex="Courier New"/>
    </style:style>
    <style:style style:name="T22" style:family="text">
      <style:text-properties fo:color="#808080"/>
    </style:style>
    <style:style style:name="T23" style:family="text">
      <style:text-properties fo:color="#808080" style:font-name-asian="Courier New" style:font-name-complex="Courier New"/>
    </style:style>
    <style:style style:name="T24" style:family="text">
      <style:text-properties style:font-name="Courier New" style:font-name-asian="Courier New" style:font-name-complex="Courier New"/>
    </style:style>
    <style:style style:name="T25" style:family="text">
      <style:text-properties fo:color="#2a00ff"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Routing</text:p>
      <text:p text:style-name="P1"/>
      <text:p text:style-name="P3"># src/Blogger/BlogBundle/Resources/config/routing.yml</text:p>
      <text:p text:style-name="P1">BloggerBlogBundle_contact:</text:p>
      <text:p text:style-name="P1"><text:s text:c="4"/>pattern: <text:s/>/contact</text:p>
      <text:p text:style-name="P1"><text:s text:c="4"/>defaults: { _controller: BloggerBlogBundle:Page:contact }</text:p>
      <text:p text:style-name="P1"><text:s text:c="4"/>requirements:</text:p>
      <text:p text:style-name="P1"><text:s text:c="8"/>_method: <text:s/>GET</text:p>
      <text:p text:style-name="P1"/>
      <text:p text:style-name="P1">BloggerBlogBundle_about:</text:p>
      <text:p text:style-name="P1"><text:s text:c="4"/>pattern: <text:s/>/about</text:p>
      <text:p text:style-name="P1"><text:s text:c="4"/>defaults: { _controller: BloggerBlogBundle:Page:about }</text:p>
      <text:p text:style-name="P1"><text:s text:c="4"/>requirements:</text:p>
      <text:p text:style-name="P1"><text:s text:c="8"/>_method: <text:s/>GET</text:p>
      <text:p text:style-name="P1"/>
      <text:p text:style-name="P1">2. Controller</text:p>
      <text:p text:style-name="P1"/>
      <text:p text:style-name="P3">// src/Blogger/BlogBundle/Controller/PageController.php</text:p>
      <text:p text:style-name="P1">// ..</text:p>
      <text:p text:style-name="P1">public function contactAction()</text:p>
      <text:p text:style-name="P1">{</text:p>
      <text:p text:style-name="P1"><text:s text:c="4"/>return $this-&gt;render('BloggerBlogBundle:Page:contact.html.twig');</text:p>
      <text:p text:style-name="P1">}</text:p>
      <text:p text:style-name="P1"/>
      <text:p text:style-name="P1">public function aboutAction()</text:p>
      <text:p text:style-name="P1">{</text:p>
      <text:p text:style-name="P1"><text:tab/>return $this-&gt;render('BloggerBlogBundle:Page:about.html.twig');</text:p>
      <text:p text:style-name="P1">}</text:p>
      <text:p text:style-name="P1">// ..</text:p>
      <text:p text:style-name="P1"/>
      <text:p text:style-name="P1">3. View</text:p>
      <text:p text:style-name="P1"/>
      <text:p text:style-name="P4">{# src/Blogger/BlogBundle/Resources/views/Page/contact.html.twig #}</text:p>
      <text:p text:style-name="P5"><text:span text:style-name="T1">{%</text:span><text:span text:style-name="T4"> extends </text:span><text:span text:style-name="T7">'BloggerBlogBundle::layout.html.twig'</text:span><text:span text:style-name="T4"> </text:span><text:span text:style-name="T1">%}</text:span></text:p>
      <text:p text:style-name="P5"/>
      <text:p text:style-name="P5"><text:span text:style-name="T1">{%</text:span><text:span text:style-name="T4"> block </text:span><text:span text:style-name="T9">title</text:span><text:span text:style-name="T4"> </text:span><text:span text:style-name="T1">%}</text:span><text:span text:style-name="T9">Contact</text:span><text:span text:style-name="T1">{%</text:span><text:span text:style-name="T4"> endblock</text:span><text:span text:style-name="T1">%}</text:span></text:p>
      <text:p text:style-name="P5"/>
      <text:p text:style-name="P5"><text:span text:style-name="T1">{%</text:span><text:span text:style-name="T4"> block </text:span><text:span text:style-name="T9">body</text:span><text:span text:style-name="T4"> </text:span><text:span text:style-name="T1">%}</text:span></text:p>
      <text:p text:style-name="P5"><text:span text:style-name="T9"><text:s text:c="4"/></text:span><text:span text:style-name="T11">&lt;</text:span><text:span text:style-name="T13">header</text:span><text:span text:style-name="T11">&gt;</text:span></text:p>
      <text:p text:style-name="P5"><text:span text:style-name="T9"><text:s text:c="8"/></text:span><text:span text:style-name="T11">&lt;</text:span><text:span text:style-name="T13">h1</text:span><text:span text:style-name="T11">&gt;</text:span><text:span text:style-name="T9">Contact symblog</text:span><text:span text:style-name="T11">&lt;/</text:span><text:span text:style-name="T13">h1</text:span><text:span text:style-name="T11">&gt;</text:span></text:p>
      <text:p text:style-name="P5"><text:span text:style-name="T9"><text:s text:c="4"/></text:span><text:span text:style-name="T11">&lt;/</text:span><text:span text:style-name="T13">header</text:span><text:span text:style-name="T11">&gt;</text:span></text:p>
      <text:p text:style-name="P5"/>
      <text:p text:style-name="P5"><text:span text:style-name="T9"><text:s text:c="4"/></text:span><text:span text:style-name="T11">&lt;</text:span><text:span text:style-name="T13">p</text:span><text:span text:style-name="T11">&gt;</text:span><text:span text:style-name="T9">Want to contact symblog?</text:span><text:span text:style-name="T11">&lt;/</text:span><text:span text:style-name="T13">p</text:span><text:span text:style-name="T11">&gt;</text:span></text:p>
      <text:p text:style-name="P6"><text:span text:style-name="T2">{%</text:span><text:span text:style-name="T5"> endblock </text:span><text:span text:style-name="T2">%}</text:span></text:p>
      <text:p text:style-name="P1"/>
      <text:p text:style-name="P4">{# src/Blogger/BlogBundle/Resources/views/Page/about.html.twig #}</text:p>
      <text:p text:style-name="P5"><text:span text:style-name="T1">{%</text:span><text:span text:style-name="T4"> extends </text:span><text:span text:style-name="T7">'BloggerBlogBundle::layout.html.twig'</text:span><text:span text:style-name="T4"> </text:span><text:span text:style-name="T1">%}</text:span></text:p>
      <text:p text:style-name="P5"/>
      <text:p text:style-name="P5"><text:span text:style-name="T1">{%</text:span><text:span text:style-name="T4"> block </text:span><text:span text:style-name="T9">title</text:span><text:span text:style-name="T4"> </text:span><text:span text:style-name="T1">%}</text:span><text:span text:style-name="T9">About</text:span><text:span text:style-name="T1">{%</text:span><text:span text:style-name="T4"> endblock</text:span><text:span text:style-name="T1">%}</text:span></text:p>
      <text:p text:style-name="P5"/>
      <text:p text:style-name="P5"><text:span text:style-name="T1">{%</text:span><text:span text:style-name="T4"> block </text:span><text:span text:style-name="T9">body</text:span><text:span text:style-name="T4"> </text:span><text:span text:style-name="T1">%}</text:span></text:p>
      <text:p text:style-name="P5"><text:span text:style-name="T9"><text:s text:c="4"/></text:span><text:span text:style-name="T11">&lt;</text:span><text:span text:style-name="T13">header</text:span><text:span text:style-name="T11">&gt;</text:span></text:p>
      <text:p text:style-name="P5"><text:span text:style-name="T9"><text:s text:c="8"/></text:span><text:span text:style-name="T11">&lt;</text:span><text:span text:style-name="T13">h1</text:span><text:span text:style-name="T11">&gt;</text:span><text:span text:style-name="T9">About symblog</text:span><text:span text:style-name="T11">&lt;/</text:span><text:span text:style-name="T13">h1</text:span><text:span text:style-name="T11">&gt;</text:span></text:p>
      <text:p text:style-name="P5"><text:span text:style-name="T9"><text:s text:c="4"/></text:span><text:span text:style-name="T11">&lt;/</text:span><text:span text:style-name="T13">header</text:span><text:span text:style-name="T11">&gt;</text:span></text:p>
      <text:p text:style-name="P5"/>
      <text:p text:style-name="P5"><text:span text:style-name="T9"><text:s text:c="4"/></text:span><text:span text:style-name="T11">&lt;</text:span><text:span text:style-name="T13">p</text:span><text:span text:style-name="T11">&gt;</text:span><text:span text:style-name="T9">Want to about symblog?</text:span><text:span text:style-name="T11">&lt;/</text:span><text:span text:style-name="T13">p</text:span><text:span text:style-name="T11">&gt;</text:span></text:p>
      <text:p text:style-name="P6"><text:span text:style-name="T2">{%</text:span><text:span text:style-name="T5"> endblock </text:span><text:span text:style-name="T2">%}</text:span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4.<text:tab/>Linking to the page</text:p>
      <text:p text:style-name="P1"/>
      <text:p text:style-name="P1">Lastly we need to update the link in the application template located at app/Resources/views/base.html.twig to link to the contact page.</text:p>
      <text:p text:style-name="P1">&lt;!-- app/Resources/views/base.html.twig --&gt;</text:p>
      <text:p text:style-name="P2">{% block navigation %}</text:p>
      <text:p text:style-name="P5"><text:s text:c="3"/>&lt;nav&gt;</text:p>
      <text:p text:style-name="P5"><text:s text:c="7"/>&lt;ul class="navigation"&gt;</text:p>
      <text:p text:style-name="P5"><text:s text:c="11"/>&lt;li&gt;&lt;a href="{{ path('<text:span text:style-name="T15">blogger_blog_homepage</text:span>') }}"&gt;Home&lt;/a&gt;&lt;/li&gt;</text:p>
      <text:p text:style-name="P5"><text:s text:c="11"/>&lt;li&gt;&lt;a href="{{ path('<text:span text:style-name="T15">blogger_blog_about</text:span>') }}"&gt;About&lt;/a&gt;&lt;/li&gt;</text:p>
      <text:p text:style-name="P5"><text:s text:c="11"/>&lt;li&gt;&lt;a href="{{ path('<text:span text:style-name="T15">blogger_blog_contact</text:span>') }}"&gt;Contact&lt;/a&gt;&lt;/li&gt;</text:p>
      <text:p text:style-name="P5"><text:s text:c="7"/>&lt;/ul&gt;</text:p>
      <text:p text:style-name="P5"><text:s text:c="3"/>&lt;/nav&gt;</text:p>
      <text:p text:style-name="P5">{% endblock %}</text:p>
      <text:p text:style-name="P5"/>
      <text:p text:style-name="P5"/>
      <text:p text:style-name="P5">&lt;hgroup&gt;</text:p>
      <text:p text:style-name="P5"><text:tab/>&lt;h2&gt;{% block blog_title %}&lt;a href="{{ path('<text:span text:style-name="T16">blogger_blog_homepage</text:span>') }}"&gt;symblog&lt;/a&gt;{% endblock %}&lt;/h2&gt;</text:p>
      <text:p text:style-name="P5"><text:tab/>&lt;h3&gt;{% block blog_tagline %}&lt;a href="{{ path('<text:span text:style-name="T16">blogger_blog_homepage</text:span>') }}"&gt;creating a blog in Symfony2&lt;/a&gt;{% endblock %}&lt;/h3&gt;</text:p>
      <text:p text:style-name="P5">&lt;/hgroup&gt;</text:p>
      <text:p text:style-name="P1"/>
      <text:p text:style-name="P1"/>
      <text:p text:style-name="P1"/>
      <text:p text:style-name="P1"/>
      <text:p text:style-name="P3">#1<text:tab/>src/Application/PersonalBundle/Resources/config/routing.yml</text:p>
      <text:p text:style-name="P3">Tworzymy nowy routing</text:p>
      <text:p text:style-name="P2">application_personal_aboutMe:</text:p>
      <text:p text:style-name="P10"><text:s text:c="4"/>resource: "@ApplicationPersonalBundle/Controller/AboutMeController.php"</text:p>
      <text:p text:style-name="P10"><text:s text:c="4"/>type: <text:s text:c="4"/>annotation</text:p>
      <text:p text:style-name="P11"><text:span text:style-name="T18"><text:s text:c="4"/>prefix: <text:s text:c="2"/>/aboutMe</text:span></text:p>
      <text:p text:style-name="P11"><text:span text:style-name="T18"/></text:p>
      <text:p text:style-name="P14"><text:span text:style-name="T18">#2.<text:tab/>src/Application/PersonalBundle/Controller/AboutMeController.php</text:span></text:p>
      <text:p text:style-name="P14"><text:span text:style-name="T18">Tworzymy nowy kontroler z routingiem dla każdej akcji</text:span></text:p>
      <text:p text:style-name="P14"><text:span text:style-name="T18">Podłączamy biblioteki <text:s/></text:span><text:span text:style-name="T24">Route i <text:s/>Template</text:span></text:p>
      <text:p text:style-name="P12">&lt;?php</text:p>
      <text:p text:style-name="P10"/>
      <text:p text:style-name="P13">namespace Application\PersonalBundle\Controller;</text:p>
      <text:p text:style-name="P10"/>
      <text:p text:style-name="P10"><text:span text:style-name="T4">use </text:span><text:span text:style-name="T9">Symfony\Bundle\FrameworkBundle\Controller\Controller;</text:span></text:p>
      <text:p text:style-name="P10"/>
      <text:p text:style-name="P15"><text:span text:style-name="T19">use </text:span>Sensio\Bundle\FrameworkExtraBundle\Configuration\Route;</text:p>
      <text:p text:style-name="P15"><text:span text:style-name="T19">use </text:span>Sensio\Bundle\FrameworkExtraBundle\Configuration\Template;</text:p>
      <text:p text:style-name="P10"/>
      <text:p text:style-name="P10"><text:span text:style-name="T4">class </text:span><text:span text:style-name="T9">AboutMeController </text:span><text:span text:style-name="T4">extends </text:span><text:span text:style-name="T9">Controller</text:span></text:p>
      <text:p text:style-name="P13">{</text:p>
      <text:p text:style-name="P15"><text:s text:c="4"/>/**</text:p>
      <text:p text:style-name="P15"><text:s text:c="5"/>* @Route("/education", name="_aboutMe_education")</text:p>
      <text:p text:style-name="P15"><text:s text:c="5"/>* @Template()</text:p>
      <text:p text:style-name="P15"><text:s text:c="5"/>*/</text:p>
      <text:p text:style-name="P10"><text:span text:style-name="T9"><text:s text:c="4"/></text:span><text:span text:style-name="T4">public function </text:span><text:span text:style-name="T9">educationAction()</text:span></text:p>
      <text:p text:style-name="P10"><text:span text:style-name="T9"><text:s text:c="4"/>{</text:span></text:p>
      <text:p text:style-name="P10"><text:span text:style-name="T9"><text:s text:c="8"/></text:span><text:span text:style-name="T4">return array</text:span><text:span text:style-name="T9">();</text:span></text:p>
      <text:p text:style-name="P13"><text:s text:c="4"/>}</text:p>
      <text:p text:style-name="P15"><text:s text:c="4"/>/**</text:p>
      <text:p text:style-name="P15"><text:s text:c="5"/>* @Route("/experiencen", name="_aboutMe_experiencen")</text:p>
      <text:p text:style-name="P15"><text:s text:c="5"/>* @Template()</text:p>
      <text:p text:style-name="P15"><text:s text:c="5"/>*/</text:p>
      <text:p text:style-name="P10"><text:span text:style-name="T9"><text:s text:c="4"/></text:span><text:span text:style-name="T4">public function </text:span><text:span text:style-name="T9">experiencenAction()</text:span></text:p>
      <text:p text:style-name="P10"><text:span text:style-name="T9"><text:s text:c="4"/>{</text:span></text:p>
      <text:p text:style-name="P10"><text:span text:style-name="T9"><text:s text:c="8"/></text:span><text:span text:style-name="T4">return array</text:span><text:span text:style-name="T9">();</text:span></text:p>
      <text:p text:style-name="P13"><text:soft-page-break/><text:s text:c="4"/>}</text:p>
      <text:p text:style-name="P15"><text:s text:c="4"/>/**</text:p>
      <text:p text:style-name="P15"><text:s text:c="5"/>* @Route("/skill", name="_aboutMe_skill")</text:p>
      <text:p text:style-name="P15"><text:s text:c="5"/>* @Template()</text:p>
      <text:p text:style-name="P15"><text:s text:c="5"/>*/</text:p>
      <text:p text:style-name="P10"><text:span text:style-name="T9"><text:s text:c="4"/></text:span><text:span text:style-name="T4">public function </text:span><text:span text:style-name="T9">skillAction()</text:span></text:p>
      <text:p text:style-name="P10"><text:span text:style-name="T9"><text:s text:c="4"/>{</text:span></text:p>
      <text:p text:style-name="P10"><text:span text:style-name="T9"><text:s text:c="8"/></text:span><text:span text:style-name="T4">return array</text:span><text:span text:style-name="T9">();</text:span></text:p>
      <text:p text:style-name="P13"><text:s text:c="4"/>}</text:p>
      <text:p text:style-name="P15"><text:s text:c="4"/>/**</text:p>
      <text:p text:style-name="P15"><text:s text:c="5"/>* @Route("/training", name="_aboutMe_training")</text:p>
      <text:p text:style-name="P15"><text:s text:c="5"/>* @Template()</text:p>
      <text:p text:style-name="P15"><text:s text:c="5"/>*/</text:p>
      <text:p text:style-name="P10"><text:span text:style-name="T9"><text:s text:c="4"/></text:span><text:span text:style-name="T4">public function </text:span><text:span text:style-name="T9">trainingAction()</text:span></text:p>
      <text:p text:style-name="P10"><text:span text:style-name="T9"><text:s text:c="4"/>{</text:span></text:p>
      <text:p text:style-name="P10"><text:span text:style-name="T9"><text:s text:c="8"/></text:span><text:span text:style-name="T4">return array</text:span><text:span text:style-name="T9">();</text:span></text:p>
      <text:p text:style-name="P13"><text:s text:c="4"/>}</text:p>
      <text:p text:style-name="P11"><text:span text:style-name="T10">}</text:span></text:p>
      <text:p text:style-name="P11"><text:span text:style-name="T10"/></text:p>
      <text:p text:style-name="P16"><text:span text:style-name="T18">#3 src/Application/PersonalBundle/Resources/views/AboutMe/_menuAboutMe.html.twig</text:span></text:p>
      <text:p text:style-name="P16"><text:span text:style-name="T18">Tworzymy menu</text:span></text:p>
      <text:p text:style-name="P10"><text:span text:style-name="T11">&lt;</text:span><text:span text:style-name="T13">a</text:span><text:span text:style-name="T11"> </text:span><text:span text:style-name="T20">href</text:span><text:span text:style-name="T9">=</text:span><text:span text:style-name="T11">"</text:span><text:span text:style-name="T1">{{</text:span><text:span text:style-name="T4"> </text:span><text:span text:style-name="T9">path</text:span><text:span text:style-name="T22">(</text:span><text:span text:style-name="T7">'_aboutMe_education'</text:span><text:span text:style-name="T22">)</text:span><text:span text:style-name="T4"> </text:span><text:span text:style-name="T1">}}</text:span><text:span text:style-name="T11">"&gt;</text:span><text:span text:style-name="T9">education</text:span><text:span text:style-name="T11">&lt;/</text:span><text:span text:style-name="T13">a</text:span><text:span text:style-name="T11">&gt;</text:span></text:p>
      <text:p text:style-name="P10"><text:span text:style-name="T11">&lt;</text:span><text:span text:style-name="T13">a</text:span> <text:span text:style-name="T20">href</text:span><text:span text:style-name="T9">=</text:span>"<text:span text:style-name="T1">{{</text:span><text:span text:style-name="T4"> </text:span><text:span text:style-name="T9">path</text:span><text:span text:style-name="T22">(</text:span><text:span text:style-name="T7">'_aboutMe_experience'</text:span><text:span text:style-name="T22">)</text:span><text:span text:style-name="T4"> </text:span><text:span text:style-name="T1">}}</text:span>"<text:span text:style-name="T11">&gt;</text:span><text:span text:style-name="T9">experience</text:span><text:span text:style-name="T11">&lt;/</text:span><text:span text:style-name="T13">a</text:span><text:span text:style-name="T11">&gt;</text:span></text:p>
      <text:p text:style-name="P10"><text:span text:style-name="T11">&lt;</text:span><text:span text:style-name="T13">a</text:span> <text:span text:style-name="T20">href</text:span><text:span text:style-name="T9">=</text:span>"<text:span text:style-name="T1">{{</text:span><text:span text:style-name="T4"> </text:span><text:span text:style-name="T9">path</text:span><text:span text:style-name="T22">(</text:span><text:span text:style-name="T7">'_aboutMe_skill'</text:span><text:span text:style-name="T22">)</text:span><text:span text:style-name="T4"> </text:span><text:span text:style-name="T1">}}</text:span>"<text:span text:style-name="T11">&gt;</text:span><text:span text:style-name="T9">skill</text:span><text:span text:style-name="T11">&lt;/</text:span><text:span text:style-name="T13">a</text:span><text:span text:style-name="T11">&gt;</text:span></text:p>
      <text:p text:style-name="P11"><text:span text:style-name="T12">&lt;</text:span><text:span text:style-name="T14">a</text:span><text:span text:style-name="T18"> </text:span><text:span text:style-name="T21">href</text:span><text:span text:style-name="T10">=</text:span><text:span text:style-name="T18">"</text:span><text:span text:style-name="T2">{{</text:span><text:span text:style-name="T5"> </text:span><text:span text:style-name="T10">path</text:span><text:span text:style-name="T23">(</text:span><text:span text:style-name="T8">'_aboutMe_training'</text:span><text:span text:style-name="T23">)</text:span><text:span text:style-name="T5"> </text:span><text:span text:style-name="T2">}}</text:span><text:span text:style-name="T18">"</text:span><text:span text:style-name="T12">&gt;</text:span><text:span text:style-name="T10">training</text:span><text:span text:style-name="T12">&lt;/</text:span><text:span text:style-name="T14">a</text:span><text:span text:style-name="T12">&gt;</text:span></text:p>
      <text:p text:style-name="P11"><text:span text:style-name="T12"/></text:p>
      <text:p text:style-name="P11"><text:span text:style-name="T17">#4 src/Application/PersonalBundle/Resources/views/AboutMe/education.html.twig</text:span></text:p>
      <text:p text:style-name="P16"><text:span text:style-name="T18">Podłączmy menu na każdej stronie</text:span></text:p>
      <text:p text:style-name="P10"><text:span text:style-name="T1">{%</text:span><text:span text:style-name="T4"> extends </text:span><text:span text:style-name="T7">'ApplicationPersonalBundle::layout.html.twig'</text:span><text:span text:style-name="T4"> </text:span><text:span text:style-name="T1">%}</text:span></text:p>
      <text:p text:style-name="P10"/>
      <text:p text:style-name="P10"><text:span text:style-name="T1">{%</text:span><text:span text:style-name="T4"> block </text:span><text:span text:style-name="T9">body</text:span><text:span text:style-name="T4"> </text:span><text:span text:style-name="T1">%}</text:span></text:p>
      <text:p text:style-name="P10"><text:span text:style-name="T9"><text:s text:c="4"/></text:span><text:span text:style-name="T1">{%</text:span><text:span text:style-name="T4"> include </text:span><text:span text:style-name="T7">'ApplicationPersonalBundle:AboutMe:_menuAboutMe.html.twig'</text:span><text:span text:style-name="T4"> </text:span><text:span text:style-name="T1">%}</text:span></text:p>
      <text:p text:style-name="P10"><text:span text:style-name="T9"><text:s text:c="4"/>Education</text:span></text:p>
      <text:p text:style-name="P11"><text:span text:style-name="T2">{%</text:span><text:span text:style-name="T5"> endblock </text:span><text:span text:style-name="T2">%}</text:span></text:p>
      <text:p text:style-name="P11"><text:span text:style-name="T2"/></text:p>
      <text:p text:style-name="P16"><text:span text:style-name="T18">#src/Application/PersonalBundle/Resources/views/AboutMe/e</text:span><text:span text:style-name="T18">xperience</text:span><text:span text:style-name="T18">.html.twig</text:span></text:p>
      <text:p text:style-name="P10"><text:span text:style-name="T1">{%</text:span><text:span text:style-name="T4"> extends </text:span><text:span text:style-name="T7">'ApplicationPersonalBundle::layout.html.twig'</text:span><text:span text:style-name="T4"> </text:span><text:span text:style-name="T1">%}</text:span></text:p>
      <text:p text:style-name="P10"/>
      <text:p text:style-name="P10"><text:span text:style-name="T1">{%</text:span><text:span text:style-name="T4"> block </text:span><text:span text:style-name="T9">body</text:span><text:span text:style-name="T4"> </text:span><text:span text:style-name="T1">%}</text:span></text:p>
      <text:p text:style-name="P10"><text:span text:style-name="T9"><text:s text:c="4"/></text:span><text:span text:style-name="T1">{%</text:span><text:span text:style-name="T4"> include </text:span><text:span text:style-name="T7">'ApplicationPersonalBundle:AboutMe:_menuAboutMe.html.twig'</text:span><text:span text:style-name="T4"> </text:span><text:span text:style-name="T1">%}</text:span></text:p>
      <text:p text:style-name="P13"><text:s text:c="4"/>Experience</text:p>
      <text:p text:style-name="P10"/>
      <text:p text:style-name="P11"><text:span text:style-name="T2">{%</text:span><text:span text:style-name="T5"> endblock </text:span><text:span text:style-name="T2">%}</text:span></text:p>
      <text:p text:style-name="P11"><text:span text:style-name="T12"/></text:p>
      <text:p text:style-name="P11"><text:span text:style-name="T17">#5 src/Application/PersonalBundle/Resources/views/layout.html.twig</text:span></text:p>
      <text:p text:style-name="P10"><text:span text:style-name="T11">&lt;!</text:span><text:span text:style-name="T13">DOCTYPE</text:span><text:span text:style-name="T11"> html&gt;</text:span></text:p>
      <text:p text:style-name="P10"><text:span text:style-name="T11">&lt;</text:span><text:span text:style-name="T13">html</text:span><text:span text:style-name="T11">&gt;</text:span></text:p>
      <text:p text:style-name="P10"><text:span text:style-name="T9"><text:s text:c="4"/></text:span><text:span text:style-name="T11">&lt;</text:span><text:span text:style-name="T13">head</text:span><text:span text:style-name="T11">&gt;</text:span></text:p>
      <text:p text:style-name="P10"><text:span text:style-name="T9"><text:s text:c="8"/></text:span><text:span text:style-name="T11">&lt;</text:span><text:span text:style-name="T13">meta</text:span> <text:span text:style-name="T20">http-equiv</text:span><text:span text:style-name="T9">=</text:span><text:span text:style-name="T25">"Content-Type"</text:span> <text:span text:style-name="T20">content</text:span><text:span text:style-name="T9">=</text:span><text:span text:style-name="T25">"text/html"</text:span><text:span text:style-name="T9">;</text:span> <text:span text:style-name="T20">charset</text:span><text:span text:style-name="T9">=</text:span><text:span text:style-name="T25">utf-8</text:span><text:span text:style-name="T9">"</text:span> <text:span text:style-name="T11">/&gt;</text:span></text:p>
      <text:p text:style-name="P10"><text:span text:style-name="T9"><text:s text:c="4"/></text:span><text:span text:style-name="T11">&lt;/</text:span><text:span text:style-name="T13">head</text:span><text:span text:style-name="T11">&gt;</text:span></text:p>
      <text:p text:style-name="P10"><text:span text:style-name="T9"><text:s text:c="4"/></text:span><text:span text:style-name="T11">&lt;</text:span><text:span text:style-name="T13">body</text:span><text:span text:style-name="T11">&gt;</text:span></text:p>
      <text:p text:style-name="P10"/>
      <text:p text:style-name="P10"><text:span text:style-name="T9"><text:s text:c="4"/></text:span><text:span text:style-name="T11">&lt;</text:span><text:span text:style-name="T13">ul</text:span> <text:span text:style-name="T20">class</text:span><text:span text:style-name="T9">=</text:span><text:span text:style-name="T25">"navigation"</text:span><text:span text:style-name="T11">&gt;</text:span></text:p>
      <text:p text:style-name="P10"><text:span text:style-name="T9"><text:s text:c="8"/></text:span><text:span text:style-name="T11">&lt;</text:span><text:span text:style-name="T13">li</text:span><text:span text:style-name="T11">&gt;&lt;</text:span><text:span text:style-name="T13">a</text:span> <text:span text:style-name="T20">href</text:span><text:span text:style-name="T9">=</text:span>"<text:span text:style-name="T1">{{</text:span><text:span text:style-name="T4"> </text:span><text:span text:style-name="T9">path</text:span><text:span text:style-name="T22">(</text:span><text:span text:style-name="T7">'application_personal_homepage'</text:span><text:span text:style-name="T22">)</text:span><text:span text:style-name="T4"> </text:span><text:span text:style-name="T1">}}</text:span>"<text:span text:style-name="T11">&gt;</text:span><text:span text:style-name="T9">Home</text:span><text:span text:style-name="T11">&lt;/</text:span><text:span text:style-name="T13">a</text:span><text:span text:style-name="T11">&gt;&lt;/</text:span><text:span text:style-name="T13">li</text:span><text:span text:style-name="T11">&gt;</text:span></text:p>
      <text:p text:style-name="P10"><text:span text:style-name="T9"><text:s text:c="8"/></text:span><text:span text:style-name="T11">&lt;</text:span><text:span text:style-name="T13">li</text:span><text:span text:style-name="T11">&gt;&lt;</text:span><text:span text:style-name="T13">a</text:span> <text:span text:style-name="T20">href</text:span><text:span text:style-name="T9">=</text:span>"<text:span text:style-name="T1">{{</text:span><text:span text:style-name="T4"> </text:span><text:span text:style-name="T9">path</text:span><text:span text:style-name="T22">(</text:span><text:span text:style-name="T7">'_aboutMe_education'</text:span><text:span text:style-name="T22">)</text:span><text:span text:style-name="T4"> </text:span><text:span text:style-name="T1">}}</text:span>"<text:span text:style-name="T11">&gt;</text:span><text:span text:style-name="T9">About Me</text:span><text:span text:style-name="T11">&lt;/</text:span><text:span text:style-name="T13">a</text:span><text:span text:style-name="T11">&gt;&lt;/</text:span><text:span text:style-name="T13">li</text:span><text:span text:style-name="T11">&gt;</text:span></text:p>
      <text:p text:style-name="P10"><text:span text:style-name="T9"><text:s text:c="8"/></text:span><text:span text:style-name="T11">&lt;</text:span><text:span text:style-name="T13">li</text:span><text:span text:style-name="T11">&gt;&lt;</text:span><text:span text:style-name="T13">a</text:span> <text:span text:style-name="T20">href</text:span><text:span text:style-name="T9">=</text:span>"<text:span text:style-name="T1">{{</text:span><text:span text:style-name="T4"> </text:span><text:span text:style-name="T9">path</text:span><text:span text:style-name="T22">(</text:span><text:span text:style-name="T7">'application_personal_contact'</text:span><text:span text:style-name="T22">)</text:span><text:span text:style-name="T4"> </text:span><text:span text:style-name="T1">}}</text:span>"<text:span text:style-name="T11">&gt;</text:span><text:span text:style-name="T9">Contact</text:span><text:span text:style-name="T11">&lt;/</text:span><text:span text:style-name="T13">a</text:span><text:span text:style-name="T11">&gt;&lt;/</text:span><text:span text:style-name="T13">li</text:span><text:span text:style-name="T11">&gt;</text:span></text:p>
      <text:p text:style-name="P10"><text:span text:style-name="T9"><text:s text:c="4"/></text:span><text:span text:style-name="T11">&lt;/</text:span><text:span text:style-name="T13">ul</text:span><text:span text:style-name="T11">&gt;</text:span></text:p>
      <text:p text:style-name="P10"/>
      <text:p text:style-name="P10"><text:span text:style-name="T9"><text:s text:c="4"/></text:span><text:span text:style-name="T1">{%</text:span><text:span text:style-name="T4"> block </text:span><text:span text:style-name="T9">body</text:span><text:span text:style-name="T4"> </text:span><text:span text:style-name="T1">%}{%</text:span><text:span text:style-name="T4"> endblock </text:span><text:span text:style-name="T1">%}</text:span></text:p>
      <text:p text:style-name="P10"/>
      <text:p text:style-name="P10"><text:span text:style-name="T9"><text:s text:c="4"/></text:span><text:span text:style-name="T11">&lt;/</text:span><text:span text:style-name="T13">body</text:span><text:span text:style-name="T11">&gt;</text:span></text:p>
      <text:p text:style-name="P11"><text:span text:style-name="T12">&lt;/</text:span><text:span text:style-name="T14">html</text:span><text:span text:style-name="T12">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H23M35S</meta:editing-duration>
    <meta:editing-cycles>30</meta:editing-cycles>
    <meta:generator>OpenOffice.org/3.3$Win32 OpenOffice.org_project/330m20$Build-9567</meta:generator>
    <dc:date>2013-03-12T15:40:54.16</dc:date>
    <dc:creator>szymon idczak</dc:creator>
    <meta:document-statistic meta:table-count="0" meta:image-count="0" meta:object-count="0" meta:page-count="3" meta:paragraph-count="142" meta:word-count="376" meta:character-count="4592"/>
    <meta:user-defined meta:name="Info 1"/>
    <meta:user-defined meta:name="Info 2"/>
    <meta:user-defined meta:name="Info 3"/>
    <meta:user-defined meta:name="Info 4"/>
  </office:meta>
</office:document-meta>
</file>